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0000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ole-draw-aspect="1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20pt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4.8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7.1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9.3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1.6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3.8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6.1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8.4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20.6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22.9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hierry</meta:initial-creator>
    <meta:creation-date>2008-12-17T18:44:47</meta:creation-date>
    <dc:creator>Thierry</dc:creator>
    <dc:date>2008-12-17T18:53:22</dc:date>
    <meta:editing-cycles>1</meta:editing-cycles>
    <meta:editing-duration>PT9M37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8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